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A0000005AAD1CAC3D.jpg" manifest:media-type="image/jpeg"/>
  <manifest:file-entry manifest:full-path="Pictures/10000000000000560000005ABD309291.jpg" manifest:media-type="image/jpeg"/>
  <manifest:file-entry manifest:full-path="Pictures/10000201000001000000010055BE1C25.png" manifest:media-type="image/png"/>
  <manifest:file-entry manifest:full-path="Pictures/100000000000005A0000005A046F265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ff" draw:opacity="100%" draw:opacity-name="Transparency_20_1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fill-color="#66ff00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23.6cm" svg:height="4.2cm" svg:x="2.4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cm" svg:height="1.8cm" svg:x="7.2cm" svg:y="2.2cm">
          <text:p text:style-name="P1">ouve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8cm" svg:height="1.8cm" svg:x="15.2cm" svg:y="2.4cm">
          <text:p text:style-name="P1">propriétai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3.8cm" svg:height="2.8cm" svg:x="3cm" svg:y="10.8cm">
          <text:p text:style-name="P1"><text:span text:style-name="T1">OpenOffice</text:span></text:p>
          <text:p text:style-name="P1"><text:span text:style-name="T1">Impress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3" draw:text-style-name="P2" xml:id="id3" draw:id="id3" draw:layer="layout" svg:width="3.8cm" svg:height="2.8cm" svg:x="10cm" svg:y="10.8cm">
          <text:p text:style-name="P1"><text:span text:style-name="T1">Latex</text:span></text:p>
          <text:p text:style-name="P1"><text:span text:style-name="T1">BEAMER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4" draw:text-style-name="P3" xml:id="id4" draw:id="id4" draw:layer="layout" svg:width="3.6cm" svg:height="3.2cm" svg:x="16.8cm" svg:y="10.8cm">
          <text:p text:style-name="P1"><text:span text:style-name="T2">Apple</text:span></text:p>
          <text:p text:style-name="P1"><text:span text:style-name="T2">KeyNote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4" draw:text-style-name="P3" xml:id="id6" draw:id="id6" draw:layer="layout" svg:width="4.4cm" svg:height="3.4cm" svg:x="22.4cm" svg:y="10.8cm">
          <text:p text:style-name="P1"><text:span text:style-name="T2">Microsoft</text:span></text:p>
          <text:p text:style-name="P1"><text:span text:style-name="T2">PowerPoint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5" draw:text-style-name="P1" xml:id="id2" draw:id="id2" draw:layer="layout" draw:type="curve" svg:x1="12.15cm" svg:y1="5.605cm" svg:x2="6.8cm" svg:y2="12.2cm" draw:end-shape="id1" draw:end-glue-point="1" svg:d="M12150 5605c-3636 0-961 6595-5350 6595" svg:viewBox="0 0 5351 6596">
          <text:p/>
        </draw:connector>
        <draw:connector draw:style-name="gr5" draw:text-style-name="P1" draw:layer="layout" draw:type="curve" draw:line-skew="4.045cm" svg:x1="12.15cm" svg:y1="5.605cm" svg:x2="11.9cm" svg:y2="10.8cm" draw:start-shape="id2" draw:start-glue-point="2" draw:end-shape="id3" draw:end-glue-point="0" svg:d="M12150 5605c0 5316-250 2719-250 5195" svg:viewBox="0 0 251 5196">
          <text:p/>
        </draw:connector>
        <draw:connector draw:style-name="gr5" draw:text-style-name="P1" xml:id="id5" draw:id="id5" draw:layer="layout" draw:type="curve" svg:x1="21.793cm" svg:y1="5.292cm" svg:x2="18.6cm" svg:y2="10.8cm" draw:end-shape="id4" draw:end-glue-point="0" svg:d="M21793 5292c0 3756-3193 1002-3193 5508" svg:viewBox="0 0 3194 5509">
          <text:p/>
        </draw:connector>
        <draw:connector draw:style-name="gr5" draw:text-style-name="P1" draw:layer="layout" draw:type="curve" svg:x1="21.793cm" svg:y1="5.292cm" svg:x2="24.6cm" svg:y2="10.8cm" draw:start-shape="id5" draw:start-glue-point="2" draw:end-shape="id6" draw:end-glue-point="0" svg:d="M21793 5292c1872 0 2807 1836 2807 5508" svg:viewBox="0 0 2808 5509">
          <text:p/>
        </draw:connector>
        <draw:frame draw:style-name="gr6" draw:text-style-name="P1" draw:layer="layout" svg:width="3.6cm" svg:height="2.4cm" svg:x="10cm" svg:y="14.2cm">
          <draw:image xlink:href="Pictures/100000000000005A0000005A046F265B.png" xlink:type="simple" xlink:show="embed" xlink:actuate="onLoad">
            <text:p/>
          </draw:image>
        </draw:frame>
        <draw:frame draw:style-name="gr6" draw:text-style-name="P1" draw:layer="layout" svg:width="3cm" svg:height="2.4cm" svg:x="3.6cm" svg:y="14.2cm">
          <draw:image xlink:href="Pictures/10000201000001000000010055BE1C25.png" xlink:type="simple" xlink:show="embed" xlink:actuate="onLoad">
            <text:p/>
          </draw:image>
        </draw:frame>
        <draw:frame draw:style-name="gr6" draw:text-style-name="P1" draw:layer="layout" svg:width="2.274cm" svg:height="2.38cm" svg:x="17.6cm" svg:y="14.4cm">
          <draw:image xlink:href="Pictures/10000000000000560000005ABD309291.jpg" xlink:type="simple" xlink:show="embed" xlink:actuate="onLoad">
            <text:p/>
          </draw:image>
        </draw:frame>
        <draw:frame draw:style-name="gr6" draw:text-style-name="P1" draw:layer="layout" svg:width="2.38cm" svg:height="2.38cm" svg:x="24.22cm" svg:y="14.6cm">
          <draw:image xlink:href="Pictures/100000000000005A0000005AAD1CAC3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6" draw:display-name="Transparency 16" draw:style="axial" draw:start="100%" draw:end="10%" draw:angle="0" draw:border="0%"/>
    <draw:opacity draw:name="Transparency_20_18" draw:display-name="Transparency 18" draw:style="axial" draw:start="100%" draw:end="10%" draw:angle="0" draw:border="5%"/>
    <draw:opacity draw:name="Transparency_20_19" draw:display-name="Transparency 19" draw:style="axial" draw:start="100%" draw:end="10%" draw:angle="0" draw:border="10%"/>
    <draw:opacity draw:name="Transparency_20_20" draw:display-name="Transparency 20" draw:style="axial" draw:start="100%" draw:end="10%" draw:angle="0" draw:border="15%"/>
    <draw:opacity draw:name="Transparency_20_21" draw:display-name="Transparency 21" draw:style="axial" draw:start="100%" draw:end="10%" draw:angle="0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bressand </meta:initial-creator>
    <meta:creation-date>2015-03-11T13:18:48.291474281</meta:creation-date>
    <dc:date>2015-03-11T13:45:41.662914261</dc:date>
    <dc:creator>jbressand </dc:creator>
    <meta:editing-duration>PT10M43S</meta:editing-duration>
    <meta:editing-cycles>1</meta:editing-cycles>
    <meta:document-statistic meta:object-count="38"/>
    <meta:generator>LibreOffice/4.2.7.2$Linux_X86_64 LibreOffice_project/420m0$Build-2</meta:generator>
  </office:meta>
</office:document-meta>
</file>